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">
      <style:paragraph-properties style:page-number="auto" fo:padding="0c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2424952" text:id="ct112424952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16733776" text:id="ct116733776">
          <text:insertion>
            <office:change-info>
              <dc:creator>Luc Saffre</dc:creator>
              <dc:date>2011-11-29T16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onstiges</text:p>
      <text:p text:style-name="P1"/>
      <text:p text:style-name="P1"><text:change-start text:change-id="ct112424952"/>pp.property<text:change-end text:change-id="ct112424952"/> :<office:annotation><dc:creator>Luc Saffre</dc:creator><dc:date>2011-11-18T08:33:09.65</dc:date><text:p text:style-name="P3"><text:span text:style-name="T1">do text for pp in properties_list()</text:span></text:p><text:p text:style-name="P3"><text:span text:style-name="T1"/></text:p></office:annotation> <text:change-start text:change-id="ct116733776"/>pp<text:change-end text:change-id="ct116733776"/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1-11-29T17:41:48.04</dc:date>
    <dc:creator>Luc Saffre</dc:creator>
    <meta:editing-duration>PT9H31S</meta:editing-duration>
    <meta:editing-cycles>75</meta:editing-cycles>
    <meta:generator>LibreOffice/3.4$Win32 LibreOffice_project/340m1$Build-402</meta:generator>
    <meta:document-statistic meta:table-count="0" meta:image-count="0" meta:object-count="0" meta:page-count="1" meta:paragraph-count="2" meta:word-count="5" meta:character-count="27" meta:non-whitespace-character-count="24"/>
  </office:meta>
</office:document-meta>
</file>